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EntryIterator.seek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ccessControlEntryIterator.AccessControlEntryIterator( List 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ssControlEntr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EntryIterator.AccessControlEntryIterator( AccessControlList [ ] a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Entr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